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15c" officeooo:paragraph-rsid="000201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’est l’histoire d’un tétard qui pensait qu’il était tôt alors qu’en fait il était tar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36.678049334</meta:creation-date>
    <dc:date>2022-09-29T16:25:45.440106372</dc:date>
    <meta:editing-duration>PT3M9S</meta:editing-duration>
    <meta:editing-cycles>1</meta:editing-cycles>
    <meta:document-statistic meta:table-count="0" meta:image-count="0" meta:object-count="0" meta:page-count="1" meta:paragraph-count="1" meta:word-count="15" meta:character-count="88" meta:non-whitespace-character-count="74"/>
    <meta:generator>LibreOffice/7.3.5.2$Linux_X86_64 LibreOffice_project/30$Build-2</meta:generator>
  </office:meta>
</office:document-meta>
</file>